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23"/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DownStreamBottomDetector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Sheet1.K21" table:end-x="0.1232in" table:end-y="0.0528in" draw:z-index="0" draw:style-name="gr1" svg:width="5.5512in" svg:height="3.5031in" svg:x="0.7953in" svg:y="0.0173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x_short</text:p>
          </table:table-cell>
          <table:table-cell office:value-type="float" office:value="0.612">
            <text:p>0.612</text:p>
          </table:table-cell>
          <table:table-cell office:value-type="string">
            <text:p>in</text:p>
          </table:table-cell>
        </table:table-row>
        <table:table-row table:style-name="ro1">
          <table:table-cell/>
          <table:table-cell office:value-type="string">
            <text:p>x_long</text:p>
          </table:table-cell>
          <table:table-cell office:value-type="float" office:value="2.008">
            <text:p>2.008</text:p>
          </table:table-cell>
          <table:table-cell office:value-type="string">
            <text:p>in</text:p>
          </table:table-cell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3.65">
            <text:p>3.65</text:p>
          </table:table-cell>
          <table:table-cell office:value-type="string">
            <text:p>in</text:p>
          </table:table-cell>
        </table:table-row>
        <table:table-row table:style-name="ro1">
          <table:table-cell/>
          <table:table-cell office:value-type="string">
            <text:p>Expected Incline angle</text:p>
          </table:table-cell>
          <table:table-cell office:value-type="float" office:value="22.5">
            <text:p>22.5</text:p>
          </table:table-cell>
          <table:table-cell office:value-type="string">
            <text:p>deg</text:p>
          </table:table-cell>
        </table:table-row>
        <table:table-row table:style-name="ro1">
          <table:table-cell/>
          <table:table-cell office:value-type="string">
            <text:p>Computed incline angle</text:p>
          </table:table-cell>
          <table:table-cell table:style-name="ce3" table:formula="of:=ASIN(([.C6]-[.C5])/[.C7])*180/PI()" office:value-type="float" office:value="22.4865009714924">
            <text:p>22.5</text:p>
          </table:table-cell>
          <table:table-cell office:value-type="string">
            <text:p>deg</text:p>
          </table:table-cell>
        </table:table-row>
        <table:table-row table:style-name="ro2">
          <table:table-cell/>
          <table:table-cell table:style-name="ce1" office:value-type="string">
            <text:p>Average face distance from beam</text:p>
          </table:table-cell>
          <table:table-cell table:formula="of:=([.C6]+[.C5])/2" office:value-type="float" office:value="1.31">
            <text:p>1.31</text:p>
          </table:table-cell>
          <table:table-cell office:value-type="string">
            <text:p>in</text:p>
          </table:table-cell>
        </table:table-row>
        <table:table-row table:style-name="ro1">
          <table:table-cell table:number-columns-repeated="2"/>
          <table:table-cell table:style-name="ce4" table:formula="of:=[.C10]*2.54" office:value-type="float" office:value="3.3274">
            <text:p>3.33</text:p>
          </table:table-cell>
          <table:table-cell office:value-type="string">
            <text:p>cm</text:p>
          </table:table-cell>
        </table:table-row>
        <table:table-row table:style-name="ro1">
          <table:table-cell/>
          <table:table-cell office:value-type="string">
            <text:p>t </text:p>
          </table:table-cell>
          <table:table-cell office:value-type="float" office:value="0.094">
            <text:p>0.094</text:p>
          </table:table-cell>
          <table:table-cell office:value-type="string">
            <text:p>in</text:p>
          </table:table-cell>
        </table:table-row>
        <table:table-row table:style-name="ro2">
          <table:table-cell/>
          <table:table-cell table:style-name="ce2" office:value-type="string">
            <text:p>Average center distance from beam</text:p>
          </table:table-cell>
          <table:table-cell table:style-name="ce4" table:formula="of:=[.C10]+[.C12]/2" office:value-type="float" office:value="1.357">
            <text:p>1.36</text:p>
          </table:table-cell>
          <table:table-cell office:value-type="string">
            <text:p>in</text:p>
          </table:table-cell>
        </table:table-row>
        <table:table-row table:style-name="ro1">
          <table:table-cell table:number-columns-repeated="2"/>
          <table:table-cell table:style-name="ce4" table:formula="of:=[.C13]*2.54" office:value-type="float" office:value="3.44678">
            <text:p>3.45</text:p>
          </table:table-cell>
          <table:table-cell office:value-type="string">
            <text:p>c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2" office:value-type="string">
            <text:p>Length projection onto beam axis</text:p>
          </table:table-cell>
          <table:table-cell table:style-name="ce4" table:formula="of:=[.C7]*COS([.C8]*PI()/180)" office:value-type="float" office:value="3.3721602936662">
            <text:p>3.37</text:p>
          </table:table-cell>
          <table:table-cell office:value-type="string">
            <text:p>cm</text:p>
          </table:table-cell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>
            <draw:frame table:end-cell-address="Sheet2.G27" table:end-x="0.4823in" table:end-y="0.0402in" draw:z-index="0" draw:style-name="gr1" svg:width="5.5508in" svg:height="3.9366in" svg:x="0.2654in" svg:y="0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2.M27" table:end-x="0.7579in" table:end-y="0.124in" draw:z-index="1" draw:style-name="gr1" svg:width="5.5508in" svg:height="3.9366in" svg:x="0.5413in" svg:y="0.083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16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1-09-15T09:48:18</meta:creation-date>
    <dc:date>2011-09-15T16:53:58</dc:date>
    <dc:creator>Jeromy Tompkins</dc:creator>
    <meta:editing-duration>PT7H5M40S</meta:editing-duration>
    <meta:editing-cycles>7</meta:editing-cycles>
    <meta:generator>LibreOffice/3.3$Linux LibreOffice_project/330m19$Build-301</meta:generator>
    <meta:document-statistic meta:table-count="3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0.4cm" draw:transform="rotate (0.2617993877991) translate (3.21cm 7.149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3.54cm" svg:x2="13.7cm" svg:y2="3.54cm">
          <text:p/>
        </draw:line>
        <draw:frame draw:style-name="gr3" draw:text-style-name="P2" draw:layer="layout" svg:width="2.54cm" svg:height="0.885cm" draw:transform="rotate (1.5707963267946) translate (3.068cm 6.522cm)">
          <draw:text-box>
            <text:p text:style-name="P2"><text:span text:style-name="T1">x_long</text:span></text:p>
          </draw:text-box>
        </draw:frame>
        <draw:frame draw:style-name="gr3" draw:text-style-name="P2" draw:layer="layout" svg:width="2.54cm" svg:height="0.885cm" draw:transform="rotate (1.5707963267946) translate (11.669cm 4.722cm)">
          <draw:text-box>
            <text:p text:style-name="P2"><text:span text:style-name="T1">x_short</text:span></text:p>
          </draw:text-box>
        </draw:frame>
        <draw:line draw:style-name="gr4" draw:text-style-name="P1" draw:layer="layout" svg:x1="3.211cm" svg:y1="7.15cm" svg:x2="3.206cm" svg:y2="3.541cm">
          <text:p/>
        </draw:line>
        <draw:line draw:style-name="gr4" draw:text-style-name="P1" draw:layer="layout" svg:x1="12.406cm" svg:y1="4.684cm" svg:x2="12.406cm" svg:y2="3.541cm">
          <text:p/>
        </draw:line>
        <draw:line draw:style-name="gr4" draw:text-style-name="P1" draw:layer="layout" svg:x1="3.446cm" svg:y1="7.851cm" svg:x2="12.678cm" svg:y2="5.32cm">
          <text:p/>
        </draw:line>
        <draw:frame draw:style-name="gr3" draw:layer="layout" svg:width="1.27cm" svg:height="0.962cm" svg:x="7.745cm" svg:y="6.55cm">
          <draw:text-box>
            <text:p>L</text:p>
          </draw:text-box>
        </draw:frame>
        <draw:frame draw:style-name="gr5" draw:text-style-name="P2" draw:layer="layout" svg:width="5.715cm" svg:height="0.77cm" svg:x="1.635cm" svg:y="2.77cm">
          <draw:text-box>
            <text:p text:style-name="P2"><text:span text:style-name="T1">Gamma beam</text:span></text:p>
          </draw:text-box>
        </draw:frame>
        <draw:line draw:style-name="gr4" draw:text-style-name="P1" draw:layer="layout" svg:x1="2.47cm" svg:y1="7.35cm" svg:x2="2.623cm" svg:y2="7.854cm">
          <text:p/>
        </draw:line>
        <draw:frame draw:style-name="gr3" draw:layer="layout" svg:width="1.27cm" svg:height="0.962cm" svg:x="1.635cm" svg:y="7.35cm">
          <draw:text-box>
            <text:p>t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06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6.35cm" svg:x="1.635cm" svg:y="2.2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572cm" svg:height="3.81cm" svg:x="2.57cm" svg:y="3.9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572cm" svg:height="1.331cm" svg:x="2.57cm" svg:y="2.618cm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3" draw:text-style-name="P1" draw:layer="layout" svg:x1="11.073cm" svg:y1="9.583cm" svg:x2="12.272cm" svg:y2="9.583cm">
            <text:p/>
          </draw:line>
          <draw:line draw:style-name="gr3" draw:text-style-name="P1" draw:layer="layout" svg:x1="11.043cm" svg:y1="9.616cm" svg:x2="11.043cm" svg:y2="8.417cm">
            <text:p/>
          </draw:line>
          <draw:frame draw:style-name="gr4" draw:layer="layout" svg:width="0.799cm" svg:height="0.962cm" svg:x="12.271cm" svg:y="9.184cm">
            <draw:text-box>
              <text:p>x</text:p>
            </draw:text-box>
          </draw:frame>
          <draw:frame draw:style-name="gr4" draw:layer="layout" svg:width="1.198cm" svg:height="0.962cm" svg:x="11.073cm" svg:y="7.985cm">
            <draw:text-box>
              <text:p>z</text:p>
            </draw:text-box>
          </draw:frame>
        </draw:g>
        <draw:line draw:style-name="gr3" draw:text-style-name="P1" draw:layer="layout" svg:x1="4.81cm" svg:y1="9.255cm" svg:x2="4.81cm" svg:y2="1cm">
          <text:p/>
        </draw:line>
        <draw:frame draw:style-name="gr5" draw:layer="layout" svg:width="1.905cm" svg:height="0.962cm" svg:x="4.175cm" svg:y="9.255cm">
          <draw:text-box>
            <text:p>x=0</text:p>
          </draw:text-box>
        </draw:frame>
        <draw:line draw:style-name="gr6" draw:text-style-name="P1" draw:layer="layout" svg:x1="1.635cm" svg:y1="2.035cm" svg:x2="9.255cm" svg:y2="2.035cm">
          <text:p/>
        </draw:line>
        <draw:frame draw:style-name="gr5" draw:text-style-name="P2" draw:layer="layout" svg:width="2.54cm" svg:height="0.885cm" svg:x="6.28cm" svg:y="1.435cm">
          <draw:text-box>
            <text:p text:style-name="P2"><text:span text:style-name="T1">fl</text:span><text:span text:style-name="T1">o</text:span><text:span text:style-name="T1">n</text:span><text:span text:style-name="T1">g</text:span><text:span text:style-name="T1">W</text:span><text:span text:style-name="T1">i</text:span><text:span text:style-name="T1">d</text:span><text:span text:style-name="T1">t</text:span><text:span text:style-name="T1">h</text:span></text:p>
          </draw:text-box>
        </draw:frame>
        <draw:line draw:style-name="gr6" draw:text-style-name="P1" draw:layer="layout" svg:x1="3.535cm" svg:y1="8.835cm" svg:x2="7.414cm" svg:y2="8.835cm">
          <text:p/>
        </draw:line>
        <draw:frame draw:style-name="gr5" draw:text-style-name="P2" draw:layer="layout" svg:width="3.175cm" svg:height="0.885cm" svg:x="5.98cm" svg:y="8.805cm">
          <draw:text-box>
            <text:p text:style-name="P2"><text:span text:style-name="T1">f</text:span><text:span text:style-name="T1">s</text:span><text:span text:style-name="T1">h</text:span><text:span text:style-name="T1">o</text:span><text:span text:style-name="T1">rt</text:span><text:span text:style-name="T1">W</text:span><text:span text:style-name="T1">i</text:span><text:span text:style-name="T1">d</text:span><text:span text:style-name="T1">t</text:span><text:span text:style-name="T1">h</text:span></text:p>
          </draw:text-box>
        </draw:frame>
        <draw:line draw:style-name="gr6" draw:text-style-name="P1" draw:layer="layout" svg:x1="1.4cm" svg:y1="2.27cm" svg:x2="1.4cm" svg:y2="8.62cm">
          <text:p/>
        </draw:line>
        <draw:frame draw:style-name="gr5" draw:text-style-name="P2" draw:layer="layout" svg:width="3.175cm" svg:height="0.885cm" draw:transform="rotate (1.5707963267946) translate (1.245cm 7.009cm)">
          <draw:text-box>
            <text:p text:style-name="P2"><text:span text:style-name="T1">fl</text:span><text:span text:style-name="T1">e</text:span><text:span text:style-name="T1">n</text:span><text:span text:style-name="T1">g</text:span><text:span text:style-name="T1">t</text:span><text:span text:style-name="T1">h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06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6.35cm" svg:x="1.635cm" svg:y="2.2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572cm" svg:height="3.81cm" svg:x="2.57cm" svg:y="3.9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572cm" svg:height="1.331cm" svg:x="2.57cm" svg:y="2.616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3" draw:text-style-name="P1" draw:layer="layout" svg:x1="11.073cm" svg:y1="9.583cm" svg:x2="12.272cm" svg:y2="9.583cm">
            <text:p/>
          </draw:line>
          <draw:line draw:style-name="gr3" draw:text-style-name="P1" draw:layer="layout" svg:x1="11.043cm" svg:y1="9.616cm" svg:x2="11.043cm" svg:y2="8.417cm">
            <text:p/>
          </draw:line>
          <draw:frame draw:style-name="gr4" draw:layer="layout" svg:width="0.799cm" svg:height="0.962cm" svg:x="12.271cm" svg:y="9.184cm">
            <draw:text-box>
              <text:p>x</text:p>
            </draw:text-box>
          </draw:frame>
          <draw:frame draw:style-name="gr4" draw:layer="layout" svg:width="1.198cm" svg:height="0.962cm" svg:x="11.073cm" svg:y="7.985cm">
            <draw:text-box>
              <text:p>z</text:p>
            </draw:text-box>
          </draw:frame>
        </draw:g>
        <draw:line draw:style-name="gr3" draw:text-style-name="P1" draw:layer="layout" svg:x1="4.81cm" svg:y1="9.255cm" svg:x2="4.81cm" svg:y2="0.365cm">
          <text:p/>
        </draw:line>
        <draw:frame draw:style-name="gr5" draw:layer="layout" svg:width="1.905cm" svg:height="0.962cm" svg:x="4.175cm" svg:y="9.255cm">
          <draw:text-box>
            <text:p>x=0</text:p>
          </draw:text-box>
        </draw:frame>
        <draw:line draw:style-name="gr6" draw:text-style-name="P1" draw:layer="layout" svg:x1="2.535cm" svg:y1="2.035cm" svg:x2="7.042cm" svg:y2="2.035cm">
          <text:p/>
        </draw:line>
        <draw:frame draw:style-name="gr5" draw:text-style-name="P2" draw:layer="layout" svg:width="4.245cm" svg:height="0.885cm" svg:x="6.18cm" svg:y="1.335cm">
          <draw:text-box>
            <text:p><text:span text:style-name="T1">f</text:span><text:span text:style-name="T1">s</text:span><text:span text:style-name="T1">il</text:span><text:span text:style-name="T1">i</text:span><text:span text:style-name="T1">c</text:span><text:span text:style-name="T1">o</text:span><text:span text:style-name="T1">n</text:span><text:span text:style-name="T1">L</text:span><text:span text:style-name="T1">o</text:span><text:span text:style-name="T1">n</text:span><text:span text:style-name="T1">g</text:span><text:span text:style-name="T1">W</text:span><text:span text:style-name="T1">i</text:span><text:span text:style-name="T1">d</text:span><text:span text:style-name="T1">t</text:span><text:span text:style-name="T1">h</text:span></text:p>
          </draw:text-box>
        </draw:frame>
        <draw:line draw:style-name="gr6" draw:text-style-name="P1" draw:layer="layout" svg:x1="3.735cm" svg:y1="8.035cm" svg:x2="6.154cm" svg:y2="8.035cm">
          <text:p/>
        </draw:line>
        <draw:frame draw:style-name="gr5" draw:text-style-name="P2" draw:layer="layout" svg:width="4.445cm" svg:height="0.885cm" svg:x="4.81cm" svg:y="7.985cm">
          <draw:text-box>
            <text:p><text:span text:style-name="T1">f</text:span><text:span text:style-name="T1">s</text:span><text:span text:style-name="T1">il</text:span><text:span text:style-name="T1">i</text:span><text:span text:style-name="T1">c</text:span><text:span text:style-name="T1">o</text:span><text:span text:style-name="T1">n</text:span><text:span text:style-name="T1">S</text:span><text:span text:style-name="T1">h</text:span><text:span text:style-name="T1">o</text:span><text:span text:style-name="T1">rt</text:span><text:span text:style-name="T1">W</text:span><text:span text:style-name="T1">i</text:span><text:span text:style-name="T1">d</text:span><text:span text:style-name="T1">t</text:span><text:span text:style-name="T1">h</text:span><text:span text:style-name="T1">1</text:span></text:p>
          </draw:text-box>
        </draw:frame>
        <draw:line draw:style-name="gr6" draw:text-style-name="P1" draw:layer="layout" svg:x1="5.981cm" svg:y1="1.745cm" svg:x2="3.725cm" svg:y2="1.745cm">
          <text:p/>
        </draw:line>
        <draw:frame draw:style-name="gr5" draw:text-style-name="P2" draw:layer="layout" svg:width="4.104cm" svg:height="0.885cm" draw:transform="rotate (1.5707963267946) translate (1.245cm 8.709cm)">
          <draw:text-box>
            <text:p><text:span text:style-name="T1">f</text:span><text:span text:style-name="T1">s</text:span><text:span text:style-name="T1">il</text:span><text:span text:style-name="T1">i</text:span><text:span text:style-name="T1">c</text:span><text:span text:style-name="T1">o</text:span><text:span text:style-name="T1">n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_</text:span><text:span text:style-name="T1">0</text:span></text:p>
          </draw:text-box>
        </draw:frame>
        <draw:frame draw:style-name="gr5" draw:text-style-name="P2" draw:layer="layout" svg:width="4.779cm" svg:height="0.885cm" svg:x="5.011cm" svg:y="0.886cm">
          <draw:text-box>
            <text:p><text:span text:style-name="T1">f</text:span><text:span text:style-name="T1">s</text:span><text:span text:style-name="T1">il</text:span><text:span text:style-name="T1">i</text:span><text:span text:style-name="T1">c</text:span><text:span text:style-name="T1">o</text:span><text:span text:style-name="T1">n</text:span><text:span text:style-name="T1">S</text:span><text:span text:style-name="T1">h</text:span><text:span text:style-name="T1">o</text:span><text:span text:style-name="T1">rt</text:span><text:span text:style-name="T1">W</text:span><text:span text:style-name="T1">i</text:span><text:span text:style-name="T1">d</text:span><text:span text:style-name="T1">t</text:span><text:span text:style-name="T1">h</text:span><text:span text:style-name="T1">_</text:span><text:span text:style-name="T1">1</text:span></text:p>
          </draw:text-box>
        </draw:frame>
        <draw:line draw:style-name="gr6" draw:text-style-name="P1" draw:layer="layout" svg:x1="2.289cm" svg:y1="7.845cm" svg:x2="2.289cm" svg:y2="3.981cm">
          <text:p/>
        </draw:line>
        <draw:line draw:style-name="gr6" draw:text-style-name="P1" draw:layer="layout" svg:x1="2.27cm" svg:y1="3.975cm" svg:x2="2.26cm" svg:y2="2.718cm">
          <text:p/>
        </draw:line>
        <draw:frame draw:style-name="gr5" draw:text-style-name="P2" draw:layer="layout" svg:width="4.104cm" svg:height="0.885cm" draw:transform="rotate (1.5707963267946) translate (1.246cm 4.409cm)">
          <draw:text-box>
            <text:p><text:span text:style-name="T1">f</text:span><text:span text:style-name="T1">s</text:span><text:span text:style-name="T1">il</text:span><text:span text:style-name="T1">i</text:span><text:span text:style-name="T1">c</text:span><text:span text:style-name="T1">o</text:span><text:span text:style-name="T1">n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_</text:span><text:span text:style-name="T1">1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